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5"/>
    <style:style style:name="P13" style:family="paragraph" style:parent-style-name="Text_20_body" style:list-style-name="L1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5">
      <style:paragraph-properties fo:margin-top="0in" fo:margin-bottom="0in"/>
    </style:style>
    <style:style style:name="P18" style:family="paragraph" style:parent-style-name="Text_20_body" style:list-style-name="L6">
      <style:paragraph-properties fo:margin-top="0in" fo:margin-bottom="0in"/>
    </style:style>
    <style:style style:name="P19" style:family="paragraph" style:parent-style-name="Text_20_body" style:list-style-name="L7">
      <style:paragraph-properties fo:margin-top="0in" fo:margin-bottom="0in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Text_20_body" style:list-style-name="L10">
      <style:paragraph-properties fo:margin-top="0in" fo:margin-bottom="0in"/>
    </style:style>
    <style:style style:name="P22" style:family="paragraph" style:parent-style-name="Text_20_body" style:list-style-name="L11">
      <style:paragraph-properties fo:margin-top="0in" fo:margin-bottom="0in"/>
    </style:style>
    <style:style style:name="P23" style:family="paragraph" style:parent-style-name="Text_20_body" style:list-style-name="L12">
      <style:paragraph-properties fo:margin-top="0in" fo:margin-bottom="0in"/>
    </style:style>
    <style:style style:name="P24" style:family="paragraph" style:parent-style-name="Text_20_body" style:list-style-name="L13">
      <style:paragraph-properties fo:margin-top="0in" fo:margin-bottom="0in"/>
    </style:style>
    <style:style style:name="P25" style:family="paragraph" style:parent-style-name="Text_20_body" style:list-style-name="L14">
      <style:paragraph-properties fo:margin-top="0in" fo:margin-bottom="0in"/>
    </style:style>
    <style:style style:name="P26" style:family="paragraph" style:parent-style-name="Text_20_body" style:list-style-name="L15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duction to Git Basics</text:h>
      <text:h text:style-name="Heading_20_4" text:outline-level="4">1. Introduction </text:h>
      <text:list xml:id="list933066821909801233" text:style-name="L8">
        <text:list-item>
          <text:p text:style-name="P6"><text:span text:style-name="Strong_20_Emphasis">VCS Overview</text:span>: Explain what version control systems are, why they are essential for software development, and how they help in tracking changes, collaboration, and maintaining code history.</text:p>
        </text:list-item>
      </text:list>
      <text:h text:style-name="Heading_20_4" text:outline-level="4">2. Understanding Git </text:h>
      <text:list xml:id="list3387075161661099700" text:style-name="L9">
        <text:list-item>
          <text:p text:style-name="P20"><text:span text:style-name="Strong_20_Emphasis">What is Git?</text:span>: Git is a distributed version control system designed to handle everything from small to very large projects with speed and efficiency.</text:p>
        </text:list-item>
        <text:list-item>
          <text:p text:style-name="P20"><text:span text:style-name="Strong_20_Emphasis">History</text:span>: Created by Linus Torvalds in 2005 for Linux kernel development.</text:p>
        </text:list-item>
        <text:list-item>
          <text:p text:style-name="P7"><text:span text:style-name="Strong_20_Emphasis">Key Features</text:span>: Distributed, fast, flexible, and secure. Comparison with other systems like SVN to highlight Git's advantages.</text:p>
        </text:list-item>
      </text:list>
      <text:h text:style-name="Heading_20_4" text:outline-level="4">3. Setting Up Git </text:h>
      <text:list xml:id="list7665753499716581030" text:style-name="L10">
        <text:list-item>
          <text:p text:style-name="P21"><text:span text:style-name="Strong_20_Emphasis">Installation</text:span>:</text:p>
          <text:list>
            <text:list-item>
              <text:p text:style-name="P21"><text:span text:style-name="Strong_20_Emphasis">Windows</text:span>: Download from the official <text:a xlink:type="simple" xlink:href="https://git-scm.com/" office:target-frame-name="_new" xlink:show="replace" text:style-name="Internet_20_link" text:visited-style-name="Visited_20_Internet_20_Link">Git website</text:a> and run the installer.</text:p>
            </text:list-item>
            <text:list-item>
              <text:p text:style-name="P21"><text:span text:style-name="Strong_20_Emphasis">macOS</text:span>: Install via Homebrew (<text:span text:style-name="Source_20_Text">brew install git</text:span>) or download the installer.</text:p>
            </text:list-item>
            <text:list-item>
              <text:p text:style-name="P21"><text:span text:style-name="Strong_20_Emphasis">Linux</text:span>: Install via package manager (<text:span text:style-name="Source_20_Text">sudo apt-get install git</text:span> for Debian-based, <text:span text:style-name="Source_20_Text">sudo yum install git</text:span> for RPM-based).</text:p>
            </text:list-item>
          </text:list>
        </text:list-item>
        <text:list-item>
          <text:p text:style-name="P21"><text:span text:style-name="Strong_20_Emphasis">Configuration</text:span>:</text:p>
          <text:list>
            <text:list-item>
              <text:p text:style-name="P21"><text:span text:style-name="Source_20_Text">git config --global user.name "Your Name"</text:span></text:p>
            </text:list-item>
            <text:list-item>
              <text:p text:style-name="P21"><text:span text:style-name="Source_20_Text">git config --global user.email "your.email@example.com"</text:span></text:p>
            </text:list-item>
            <text:list-item>
              <text:p text:style-name="P8">Optionally set default text editor: <text:span text:style-name="Source_20_Text">git config --global core.editor "nano"</text:span></text:p>
            </text:list-item>
          </text:list>
        </text:list-item>
      </text:list>
      <text:h text:style-name="Heading_20_4" text:outline-level="4">4. Basic Git Commands</text:h>
      <text:list xml:id="list2870312674991022961" text:style-name="L11">
        <text:list-item>
          <text:p text:style-name="P22"><text:span text:style-name="Strong_20_Emphasis">Repository Management</text:span>:</text:p>
          <text:list>
            <text:list-item>
              <text:p text:style-name="P22"><text:span text:style-name="Source_20_Text">git init</text:span>: Initializes a new Git repository in the current directory.</text:p>
            </text:list-item>
            <text:list-item>
              <text:p text:style-name="P22"><text:span text:style-name="Source_20_Text">git clone &lt;repository-url&gt;</text:span>: Clones an existing repository from a URL to your local machine.</text:p>
            </text:list-item>
          </text:list>
        </text:list-item>
        <text:list-item>
          <text:p text:style-name="P22"><text:span text:style-name="Strong_20_Emphasis">Basic Workflow</text:span>:</text:p>
          <text:list>
            <text:list-item>
              <text:p text:style-name="P22"><text:span text:style-name="Source_20_Text">git status</text:span>: Shows the working directory status.</text:p>
            </text:list-item>
            <text:list-item>
              <text:p text:style-name="P22"><text:span text:style-name="Source_20_Text">git add &lt;file&gt;</text:span>: Stages changes to a file.</text:p>
            </text:list-item>
            <text:list-item>
              <text:p text:style-name="P22"><text:span text:style-name="Source_20_Text">git commit -m "commit message"</text:span>: Commits staged changes with a message.</text:p>
            </text:list-item>
            <text:list-item>
              <text:p text:style-name="P22"><text:span text:style-name="Source_20_Text">git push</text:span>: Pushes committed changes to a remote repository.</text:p>
            </text:list-item>
            <text:list-item>
              <text:p text:style-name="P22"><text:span text:style-name="Source_20_Text">git pull</text:span>: Fetches and merges changes from a remote repository to your local branch.</text:p>
            </text:list-item>
          </text:list>
        </text:list-item>
        <text:list-item>
          <text:p text:style-name="P22"><text:span text:style-name="Strong_20_Emphasis">Branching and Merging</text:span>:</text:p>
          <text:list>
            <text:list-item>
              <text:p text:style-name="P22"><text:span text:style-name="Source_20_Text">git branch &lt;branch-name&gt;</text:span>: Creates a new branch.</text:p>
            </text:list-item>
            <text:list-item>
              <text:p text:style-name="P22"><text:span text:style-name="Source_20_Text">git checkout &lt;branch-name&gt;</text:span>: Switches to the specified branch.</text:p>
            </text:list-item>
            <text:list-item>
              <text:p text:style-name="P9"><text:span text:style-name="Source_20_Text">git merge &lt;branch-name&gt;</text:span>: Merges the specified branch into the current branch.</text:p>
            </text:list-item>
          </text:list>
        </text:list-item>
      </text:list>
      <text:h text:style-name="Heading_20_4" text:outline-level="4"><text:soft-page-break/>5. Working with Remote Repositories</text:h>
      <text:list xml:id="list6030104135003117899" text:style-name="L12">
        <text:list-item>
          <text:p text:style-name="P23"><text:span text:style-name="Strong_20_Emphasis">Remote Setup</text:span>:</text:p>
          <text:list>
            <text:list-item>
              <text:p text:style-name="P23"><text:span text:style-name="Source_20_Text">git remote add origin &lt;remote-repo-url&gt;</text:span>: Adds a remote repository.</text:p>
            </text:list-item>
          </text:list>
        </text:list-item>
        <text:list-item>
          <text:p text:style-name="P23"><text:span text:style-name="Strong_20_Emphasis">Pulling</text:span>:</text:p>
          <text:list>
            <text:list-item>
              <text:p text:style-name="P10"><text:span text:style-name="Source_20_Text">git pull</text:span>: Fetches and merges changes from the remote repository.</text:p>
            </text:list-item>
          </text:list>
        </text:list-item>
      </text:list>
      <text:h text:style-name="Heading_20_4" text:outline-level="4"/>
      <text:p text:style-name="Standard"><text:s/></text:p>
      <text:p text:style-name="Standard"/>
      <text:h text:style-name="Heading_20_3" text:outline-level="3">Basic Information about React Native Modal</text:h>
      <text:p text:style-name="Standard"/>
      <text:p text:style-name="Text_20_body">In React Native, a <text:span text:style-name="Source_20_Text">Modal</text:span> is a component that presents content above an enclosing view. This can be useful for creating dialogs, pop-ups, or even entire screens that require user interaction without navigating away from the current screen.</text:p>
      <text:h text:style-name="Heading_20_4" text:outline-level="4">Key Props of the <text:span text:style-name="Source_20_Text">Modal</text:span> Component:</text:h>
      <text:list xml:id="list7079829592129246517" text:style-name="L15">
        <text:list-item>
          <text:p text:style-name="P26"><text:span text:style-name="Strong_20_Emphasis"><text:span text:style-name="Source_20_Text">animationType</text:span></text:span>: Controls how the modal animates into and out of view. Possible values are <text:span text:style-name="Source_20_Text">"none"</text:span>, <text:span text:style-name="Source_20_Text">"slide"</text:span>, or <text:span text:style-name="Source_20_Text">"fade"</text:span>.</text:p>
        </text:list-item>
        <text:list-item>
          <text:p text:style-name="P26"><text:span text:style-name="Strong_20_Emphasis"><text:span text:style-name="Source_20_Text">transparent</text:span></text:span>: Determines whether the modal will have a transparent background.</text:p>
        </text:list-item>
        <text:list-item>
          <text:p text:style-name="P26"><text:span text:style-name="Strong_20_Emphasis"><text:span text:style-name="Source_20_Text">visible</text:span></text:span>: A boolean that determines whether the modal is visible.</text:p>
        </text:list-item>
        <text:list-item>
          <text:p text:style-name="P12"><text:span text:style-name="Strong_20_Emphasis"><text:span text:style-name="Source_20_Text">onRequestClose</text:span></text:span>: A callback function that is called when the user attempts to close the modal (required on Android).</text:p>
        </text:list-item>
      </text:list>
      <text:h text:style-name="Heading_20_3" text:outline-level="3">For More Details follow this link:- </text:h>
      <text:p text:style-name="Text_20_body">https://www.npmjs.com/package/react-native-moda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7-20T09:02:47.10</meta:creation-date>
    <dc:date>2024-07-22T22:46:17.29</dc:date>
    <dc:creator>vikash kapari</dc:creator>
    <meta:editing-duration>PT11M56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2" meta:paragraph-count="45" meta:word-count="441" meta:character-count="2780"/>
  </office:meta>
</office:document-meta>
</file>